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ge number in Headings</text:p>
      <text:p text:style-name="Subtitle">Vincent Spiewak</text:p>
      <text:p text:style-name="Standard"/>
      <text:p text:style-name="Standard"/>
      <text:h text:style-name="Heading_20_1" text:outline-level="1">Introduction</text:h>
      <text:p text:style-name="Standard">This document provide guidance on how to use efficiently odt2dtbook 1.0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h text:style-name="Heading_20_2" text:outline-level="2"><text:soft-page-break/>Installation</text:h>
      <text:p text:style-name="Standard">Odt2dtbook is simple to install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" style:family="paragraph" style:nex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0-13T16:52:05</meta:creation-date>
    <dc:date>2009-10-05T16:21:02</dc:date>
    <meta:editing-duration>PT07H21M14S</meta:editing-duration>
    <meta:editing-cycles>28</meta:editing-cycles>
    <meta:generator>OpenOffice.org/3.1$Unix OpenOffice.org_project/310m19$Build-9420</meta:generator>
    <dc:creator>Vincent Spiewak</dc:creator>
    <meta:document-statistic meta:table-count="0" meta:image-count="0" meta:object-count="0" meta:page-count="2" meta:paragraph-count="44" meta:word-count="99" meta:character-count="538"/>
    <meta:user-defined meta:name="Info 1"/>
    <meta:user-defined meta:name="Info 2"/>
    <meta:user-defined meta:name="Info 3"/>
    <meta:user-defined meta:name="Info 4"/>
  </office:meta>
</office:document-meta>
</file>